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ffffff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able-cell-properties fo:background-color="#ffffff" fo:border="none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ffff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7.45mm" svg:y="42.69mm">
            <loext:p draw:notify-on-update-of-ranges="Sheet1.B3:Sheet1.B5 Sheet1.C26:Sheet1.C31 Sheet1.D26:Sheet1.D31 Sheet1.C14:Sheet1.C18 Sheet1.D14:Sheet1.D18 Sheet1.C20:Sheet1.C24 Sheet1.D20:Sheet1.D24 Sheet1.C3:Sheet1.C5 Sheet1.D2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64.97mm" svg:y="33.2mm" draw:control="control1"/>
          <draw:control draw:z-index="2" draw:text-style-name="P2" svg:width="25.61mm" svg:height="6.64mm" svg:x="97.74mm" svg:y="32.66mm" draw:control="control2"/>
          <draw:frame draw:z-index="3" draw:style-name="gr1" draw:text-style-name="P1" svg:width="159.99mm" svg:height="89.99mm" svg:x="179.86mm" svg:y="42.34mm">
            <loext:p draw:notify-on-update-of-ranges="Sheet1.C35:Sheet1.C135 Sheet1.D34:Sheet1.D34 Sheet1.D35:Sheet1.D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12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極形式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  <table:table-cell table:style-name="ce2" office:value-type="string" calcext:value-type="string">
            <text:p>振幅</text:p>
          </table:table-cell>
          <table:table-cell table:style-name="ce2" office:value-type="string" calcext:value-type="string">
            <text:p>初期位相</text:p>
          </table:table-cell>
          <table:table-cell table:style-name="ce2" office:value-type="string" calcext:value-type="string">
            <text:p>角周波数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1(&quot;&amp;[.A3]&amp; &quot;)&quot;" office:value-type="string" office:string-value="z1(0)" calcext:value-type="string">
            <text:p>z1(0)</text:p>
          </table:table-cell>
          <table:table-cell table:style-name="ce8" table:formula="of:=[.E3]*COS([.F3])" office:value-type="float" office:value="0" calcext:value-type="float">
            <text:p>0</text:p>
          </table:table-cell>
          <table:table-cell table:style-name="ce8" table:formula="of:=[.E3]*SIN([.F3])" office:value-type="float" office:value="0" calcext:value-type="float">
            <text:p>0</text:p>
          </table:table-cell>
          <table:table-cell table:style-name="ce18" table:formula="of:=[.G3]" office:value-type="float" office:value="0" calcext:value-type="float">
            <text:p>0</text:p>
          </table:table-cell>
          <table:table-cell table:style-name="ce18" table:formula="of:=[.H3]+[.I3]*[.A3]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z2(&quot;&amp;[.A3]&amp; &quot;)&quot;" office:value-type="string" office:string-value="z2(0)" calcext:value-type="string">
            <text:p>z2(0)</text:p>
          </table:table-cell>
          <table:table-cell table:style-name="ce8" table:formula="of:=[.E4]*COS([.F4])" office:value-type="float" office:value="0" calcext:value-type="float">
            <text:p>0</text:p>
          </table:table-cell>
          <table:table-cell table:style-name="ce8" table:formula="of:=[.E4]*SIN([.F4])" office:value-type="float" office:value="0" calcext:value-type="float">
            <text:p>0</text:p>
          </table:table-cell>
          <table:table-cell table:style-name="ce18" table:formula="of:=[.G4]" office:value-type="float" office:value="0" calcext:value-type="float">
            <text:p>0</text:p>
          </table:table-cell>
          <table:table-cell table:style-name="ce18" table:formula="of:=[.H4]+[.I4]*[.A3]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f(&quot;&amp;[.A3]&amp; &quot;)&quot;" office:value-type="string" office:string-value="f(0)" calcext:value-type="string">
            <text:p>f(0)</text:p>
          </table:table-cell>
          <table:table-cell table:style-name="ce9" table:formula="of:=[.C3]+[.C4]" office:value-type="float" office:value="0" calcext:value-type="float">
            <text:p>0</text:p>
          </table:table-cell>
          <table:table-cell table:style-name="ce9" table:formula="of:=[.D3]+[.D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4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15]+[.B16]*COS([.F3]+[.B17])" office:value-type="float" office:value="-0.173205080756888" calcext:value-type="float">
            <text:p>-0.1732050808</text:p>
          </table:table-cell>
          <table:table-cell table:formula="of:=[.D15]+[.B16]*SIN([.F3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5]+[.B16]*COS([.F3]-[.B17])" office:value-type="float" office:value="-0.173205080756888" calcext:value-type="float">
            <text:p>-0.1732050808</text:p>
          </table:table-cell>
          <table:table-cell table:formula="of:=[.D15]+[.B16]*SIN([.F3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+[.B17])" office:value-type="float" office:value="-0.173205080756888" calcext:value-type="float">
            <text:p>-0.1732050808</text:p>
          </table:table-cell>
          <table:table-cell table:formula="of:=[.D21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-[.B17])" office:value-type="float" office:value="-0.173205080756888" calcext:value-type="float">
            <text:p>-0.1732050808</text:p>
          </table:table-cell>
          <table:table-cell table:formula="of:=[.D21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+[.B17])" office:value-type="float" office:value="-0.173205080756888" calcext:value-type="float">
            <text:p>-0.1732050808</text:p>
          </table:table-cell>
          <table:table-cell table:formula="of:=[.D28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-[.B17])" office:value-type="float" office:value="-0.173205080756888" calcext:value-type="float">
            <text:p>-0.1732050808</text:p>
          </table:table-cell>
          <table:table-cell table:formula="of:=[.D28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/00/00</text:date>, <text:time style:data-style-name="N2" text:time-value="11:51:34.0456731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17T12:00:38.764692863</dc:date>
    <meta:editing-duration>PT1H49M31S</meta:editing-duration>
    <meta:editing-cycles>23</meta:editing-cycles>
    <meta:generator>LibreOffice/5.1.6.2$Linux_X86_64 LibreOffice_project/10m0$Build-2</meta:generator>
    <meta:document-statistic meta:table-count="1" meta:cell-count="270" meta:object-count="4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35

moving = true
For i = 0 To 100
    if moving = true Then
       Dim t  As Double
       t = i/10
       oSheet.getCellRangeByName( "A3" ).value = t
       oSheet.getCellRangeByName( "D"+(b+i) ).value = oSheet.getCellRangeByName( "C5" ).value
       wait 100
     Endif
Next
moving = false

End Sub


Sub Clear

if moving = true Then
   moving = false
   wait 500
Endif

Dim oSheet As Object
oSheet = ThisComponent.CurrentController.ActiveSheet

Dim i,b As Integer
b = 35
oSheet.getCellRangeByName( "A3" ).value = 0
For i=0 To 100
   oSheet.getCellRangeByName( "D"+(b+i) ).value = 0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column-mapping="0" chart:style-name="ch1">
        <chart:plot-area chart:style-name="ch2" table:cell-range-address="Sheet1.B3:Sheet1.B5 Sheet1.C26:Sheet1.D31 Sheet1.D14:Sheet1.D18 Sheet1.D20:Sheet1.D24 Sheet1.D2:Sheet1.D5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3:Sheet1.B5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26:Sheet1.D31" chart:class="chart:scatter">
            <chart:domain table:cell-range-address="Sheet1.C26:Sheet1.C31"/>
            <chart:data-point chart:repeated="6"/>
          </chart:series>
          <chart:series chart:attached-axis="primary-y" chart:style-name="ch7" chart:values-cell-range-address="Sheet1.D14:Sheet1.D18" chart:class="chart:scatter">
            <chart:domain table:cell-range-address="Sheet1.C14:Sheet1.C18"/>
            <chart:data-point chart:repeated="5"/>
          </chart:series>
          <chart:series chart:attached-axis="primary-y" chart:style-name="ch6" chart:values-cell-range-address="Sheet1.D20:Sheet1.D24" chart:class="chart:scatter">
            <chart:domain table:cell-range-address="Sheet1.C20:Sheet1.C24"/>
            <chart:data-point chart:repeated="5"/>
          </chart:series>
          <chart:series chart:attached-axis="primary-y" chart:style-name="ch8" chart:values-cell-range-address="Sheet1.D3:Sheet1.D5" chart:label-cell-address="Sheet1.D2:Sheet1.D2" chart:class="chart:scatter">
            <chart:domain table:cell-range-address="Sheet1.C3:Sheet1.C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(0)</text:p>
                <draw:g>
                  <svg:desc>Sheet1.B3:Sheet1.B5</svg:desc>
                </draw:g>
              </table:table-cell>
              <table:table-cell office:value-type="float" office:value="0">
                <text:p>0</text:p>
                <draw:g>
                  <svg:desc>Sheet1.C26:Sheet1.C31</svg:desc>
                </draw:g>
              </table:table-cell>
              <table:table-cell office:value-type="float" office:value="0">
                <text:p>0</text:p>
                <draw:g>
                  <svg:desc>Sheet1.D26:Sheet1.D31</svg:desc>
                </draw:g>
              </table:table-cell>
              <table:table-cell office:value-type="float" office:value="0">
                <text:p>0</text:p>
                <draw:g>
                  <svg:desc>Sheet1.C14:Sheet1.C18</svg:desc>
                </draw:g>
              </table:table-cell>
              <table:table-cell office:value-type="float" office:value="0">
                <text:p>0</text:p>
                <draw:g>
                  <svg:desc>Sheet1.D14:Sheet1.D18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  <table:table-cell office:value-type="float" office:value="0">
                <text:p>0</text:p>
                <draw:g>
                  <svg:desc>Sheet1.D20:Sheet1.D24</svg:desc>
                </draw:g>
              </table:table-cell>
              <table:table-cell office:value-type="float" office:value="0">
                <text:p>0</text:p>
                <draw:g>
                  <svg:desc>Sheet1.C3:Sheet1.C5</svg:desc>
                </draw:g>
              </table:table-cell>
              <table:table-cell office:value-type="float" office:value="0">
                <text:p>0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z2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35:Sheet1.D135 Sheet1.D34:Sheet1.D34" chart:data-source-has-labels="row" svg:x="0.32cm" svg:y="1.065cm" svg:width="14.78cm" svg:height="7.755cm">
          <chartooo:coordinate-region svg:x="0.862cm" svg:y="1.264cm" svg:width="14.051cm" svg:height="7.357cm"/>
          <chart:axis chart:dimension="x" chart:name="primary-x" chart:style-name="ch3"/>
          <chart:axis chart:dimension="x" chart:name="secondary-x" chart:style-name="ch4">
            <chart:title svg:x="0.541cm" svg:y="0.334cm" chart:style-name="ch5">
              <text:p>f(t) = a・cos(w・t + φ)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4">
            <chart:title svg:x="15.421cm" svg:y="4.59cm" chart:style-name="ch8">
              <text:p>t</text:p>
            </chart:title>
          </chart:axis>
          <chart:series chart:attached-axis="primary-y" chart:style-name="ch9" chart:values-cell-range-address="Sheet1.D35:Sheet1.D135" chart:label-cell-address="Sheet1.D34:Sheet1.D34" chart:class="chart:scatter">
            <chart:domain table:cell-range-address="Sheet1.C35:Sheet1.C13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f(t)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5:Sheet1.C135</svg:desc>
                </draw:g>
              </table:table-cell>
              <table:table-cell office:value-type="float" office:value="0">
                <text:p>0</text:p>
                <draw:g>
                  <svg:desc>Sheet1.D35:Sheet1.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